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244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Part Number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ource </text:p>
          </table:table-cell>
          <table:table-cell table:style-name="Default"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C12, C10, C14, C15, C8, C1, C2</text:p>
          </table:table-cell>
          <table:table-cell office:value-type="string" calcext:value-type="string">
            <text:p>0.1uF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Multilayer-Ceramic-Capacitors-MLCC-SMD-SMT_100nF-104-10-50V_C14663.html/?href=jlc-SMT" xlink:type="simple">C14663</text:a></text:p>
          </table:table-cell>
          <table:table-cell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nF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Multilayer-Ceramic-Capacitors-MLCC-SMD-SMT_10nF-103-10-50V_C57112.html/?href=jlc-SMT" xlink:type="simple">C57112</text:a>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Multilayer-Ceramic-Capacitors-MLCC-SMD-SMT_SAMSUNG_CL10A105KB8NNNC_1uF-105-10-50V_C15849.html/?href=jlc-SMT" xlink:type="simple">C15849</text:a>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.2u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Multilayer-Ceramic-Capacitors-MLCC-SMD-SMT_2-2uF-225-20-50V_C49217.html/?href=jlc-SMT" xlink:type="simple">C49217</text:a>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022u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Multilayer-Ceramic-Capacitors-MLCC-SMD-SMT_22nF-223-10-50V_C1532.html/?href=jlc-SMT" xlink:type="simple">C1532</text:a>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8.3x8.3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89-3099-2-ND</text:p>
          </table:table-cell>
          <table:table-cell/>
        </table:table-row>
        <table:table-row table:style-name="ro1">
          <table:table-cell office:value-type="string" calcext:value-type="string">
            <text:p>C11,</text:p>
          </table:table-cell>
          <table:table-cell office:value-type="string" calcext:value-type="string">
            <text:p>0.22uF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Multilayer-Ceramic-Capacitors-MLCC-SMD-SMT_SAMSUNG_CL10B224KA8NNNC_220nF-224-10-25V_C21120.html/?href=jlc-SMT" xlink:type="simple">C21120</text:a>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Blue LED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JLC</text:p>
          </table:table-cell>
          <table:table-cell table:style-name="Default" office:value-type="string" calcext:value-type="string">
            <text:p>C2293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ed LED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JLC</text:p>
          </table:table-cell>
          <table:table-cell table:style-name="Default" office:value-type="string" calcext:value-type="string">
            <text:p>C84256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reen LED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JLC</text:p>
          </table:table-cell>
          <table:table-cell table:style-name="Default" office:value-type="string" calcext:value-type="string">
            <text:p>C63855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rotection Diode</text:p>
          </table:table-cell>
          <table:table-cell/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Diodes-Rectifiers-Fast-Recovery_MDD-Microdiode-Electronics-US1MG_C412437.html/?href=jlc-SMT" xlink:type="simple">C412437</text:a></text:p>
          </table:table-cell>
          <table:table-cell/>
        </table:table-row>
        <table:table-row table:style-name="ro1">
          <table:table-cell office:value-type="string" calcext:value-type="string">
            <text:p>R10, R11</text:p>
          </table:table-cell>
          <table:table-cell office:value-type="string" calcext:value-type="string">
            <text:p>0.1Ohms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Chip-Resistor-Surface-Mount_Uniroyal-Elec-1206W4F100LT5E_C25334.html/?href=jlc-SMT" xlink:type="simple">C25334</text:a></text:p>
          </table:table-cell>
          <table:table-cell/>
        </table:table-row>
        <table:table-row table:style-name="ro1">
          <table:table-cell office:value-type="string" calcext:value-type="string">
            <text:p>R1, R7</text:p>
          </table:table-cell>
          <table:table-cell office:value-type="string" calcext:value-type="string">
            <text:p>10k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Chip-Resistor-Surface-Mount_Uniroyal-Elec-0603WAF100JT5E_C22859.html/?href=jlc-SMT" xlink:type="simple">C22859</text:a></text:p>
          </table:table-cell>
          <table:table-cell/>
        </table:table-row>
        <table:table-row table:style-name="ro1">
          <table:table-cell office:value-type="string" calcext:value-type="string">
            <text:p>C4, C5,</text:p>
          </table:table-cell>
          <table:table-cell office:value-type="string" calcext:value-type="string">
            <text:p>22pF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Multilayer-Ceramic-Capacitors-MLCC-SMD-SMT_SAMSUNG_CL10C220JB8NNNC_22pF-220-5-50V_C1653.html/?href=jlc-SMT" xlink:type="simple">C1653</text:a></text:p>
          </table:table-cell>
          <table:table-cell/>
        </table:table-row>
        <table:table-row table:style-name="ro1">
          <table:table-cell office:value-type="string" calcext:value-type="string">
            <text:p>R12, R3</text:p>
          </table:table-cell>
          <table:table-cell office:value-type="string" calcext:value-type="string">
            <text:p>510Ohm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Chip-Resistor-Surface-Mount_Uniroyal-Elec-0603WAF5100T5E_C23193.html/?href=jlc-SMT" xlink:type="simple">C23193</text:a></text:p>
          </table:table-cell>
          <table:table-cell/>
        </table:table-row>
        <table:table-row table:style-name="ro1">
          <table:table-cell office:value-type="string" calcext:value-type="string">
            <text:p>R2, R6</text:p>
          </table:table-cell>
          <table:table-cell office:value-type="string" calcext:value-type="string">
            <text:p>1.2k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Chip-Resistor-Surface-Mount_Uniroyal-Elec-0603WAF1201T5E_C22765.html/?href=jlc-SMT" xlink:type="simple">C22765</text:a>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Chip-Resistor-Surface-Mount_Uniroyal-Elec-0603WAF1004T5E_C22935.html/?href=jlc-SMT" xlink:type="simple">C22935</text:a></text:p>
          </table:table-cell>
          <table:table-cell/>
        </table:table-row>
        <table:table-row table:style-name="ro1">
          <table:table-cell office:value-type="string" calcext:value-type="string">
            <text:p>R8, R9</text:p>
          </table:table-cell>
          <table:table-cell office:value-type="string" calcext:value-type="string">
            <text:p>100k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Chip-Resistor-Surface-Mount_Uniroyal-Elec-0603WAF1003T5E_C25803.html/?href=jlc-SMT" xlink:type="simple">C25803</text:a>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lide Joystic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568-1848-ND</text:p>
          </table:table-cell>
          <table:table-cell table:style-name="ce1"/>
        </table:table-row>
        <table:table-row table:style-name="ro3">
          <table:table-cell office:value-type="string" calcext:value-type="string">
            <text:p>U1</text:p>
          </table:table-cell>
          <table:table-cell office:value-type="string" calcext:value-type="string">
            <text:p>328p</text:p>
          </table:table-cell>
          <table:table-cell table:style-name="ce1" office:value-type="string" calcext:value-type="string">
            <text:p>TQFP-32_7.0x7.0x0.8P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ATMEL-AVR_ATMEL_ATMEGA328P-AU_ATMEGA328P-AU_C14877.html/?href=jlc-SMT" xlink:type="simple">C14877</text:a>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MC2208</text:p>
          </table:table-cell>
          <table:table-cell table:style-name="ce1" office:value-type="string" calcext:value-type="string">
            <text:p>QFN-28_EP_5.0x5.0x0.5P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Motor-Drivers_TRINAMIC_TMC2208-LA-T_TMC2208-LA-T_C115944.html/?href=jlc-SMT" xlink:type="simple">C115944</text:a>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P2985-5.0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P2985AIM5-5.0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</text:p>
          </table:table-cell>
          <table:table-cell table:style-name="ce1" office:value-type="string" calcext:value-type="string">
            <text:p>SMD-5032_2P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<text:a xlink:href="https://lcsc.com/product-detail/SMD-Crystal-Resonators_Yangxing-Tech-X50328MSB2GI_C115962.html/?href=jlc-SMT" xlink:type="simple">C115962</text:a></text:p>
          </table:table-cell>
          <table:table-cell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2x3 pin header</text:p>
          </table:table-cell>
          <table:table-cell office:value-type="string" calcext:value-type="string">
            <text:p>2.54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2121-ND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1x2 bent headder</text:p>
          </table:table-cell>
          <table:table-cell office:value-type="string" calcext:value-type="string">
            <text:p>2.54mm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Already Have</text:p>
          </table:table-cell>
          <table:table-cell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1x4 snap</text:p>
          </table:table-cell>
          <table:table-cell office:value-type="string" calcext:value-type="string">
            <text:p>2.54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2-6387-ND</text:p>
          </table:table-cell>
          <table:table-cell/>
        </table:table-row>
        <table:table-row table:style-name="ro1">
          <table:table-cell office:value-type="string" calcext:value-type="string">
            <text:p>Jumper</text:p>
          </table:table-cell>
          <table:table-cell office:value-type="string" calcext:value-type="string">
            <text:p>Jumpuer</text:p>
          </table:table-cell>
          <table:table-cell office:value-type="string" calcext:value-type="string">
            <text:p>2.54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2165-ND‎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Increase 5V buss width. </text:p>
          </table:table-cell>
          <table:table-cell table:number-columns-repeated="3"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Sheet1.A1:Sheet1.F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0:13:23.776243570</meta:creation-date>
    <dc:date>2020-12-19T16:10:03.130146152</dc:date>
    <meta:editing-duration>PT7M46S</meta:editing-duration>
    <meta:editing-cycles>1</meta:editing-cycles>
    <meta:document-statistic meta:table-count="1" meta:cell-count="140" meta:object-count="0"/>
    <meta:generator>LibreOffice/6.4.6.2$Linux_X86_64 LibreOffice_project/40$Build-2</meta:generator>
  </office:meta>
</office:document-meta>
</file>